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191cm">
            <draw:object draw:notify-on-update-of-ranges="Sheet1.C2:Sheet1.C6 Sheet1.M1:Sheet1.M1 Sheet1.M2:Sheet1.M6 Sheet1.C2:Sheet1.C6 Sheet1.N1:Sheet1.N1 Sheet1.N2:Sheet1.N6 Sheet1.C2:Sheet1.C6 Sheet1.O1:Sheet1.O1 Sheet1.O2:Sheet1.O6 Sheet1.C2:Sheet1.C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16cm" svg:y="3.266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00936666329701" calcext:value-type="float">
            <text:p>0,0093666633</text:p>
          </table:table-cell>
          <table:table-cell office:value-type="float" office:value="0.299116667112" calcext:value-type="float">
            <text:p>0,2991166671</text:p>
          </table:table-cell>
          <table:table-cell office:value-type="float" office:value="0" calcext:value-type="float">
            <text:p>0</text:p>
          </table:table-cell>
          <table:table-cell office:value-type="float" office:value="0.00457250150045" calcext:value-type="float">
            <text:p>0,0045725015</text:p>
          </table:table-cell>
          <table:table-cell office:value-type="float" office:value="18.4" calcext:value-type="float">
            <text:p>18,4</text:p>
          </table:table-cell>
          <table:table-cell office:value-type="float" office:value="29.3833333333" calcext:value-type="float">
            <text:p>29,3833333333</text:p>
          </table:table-cell>
          <table:table-cell office:value-type="float" office:value="106.409833333" calcext:value-type="float">
            <text:p>106,409833333</text:p>
          </table:table-cell>
          <table:table-cell office:value-type="float" office:value="285.736166667" calcext:value-type="float">
            <text:p>285,736166667</text:p>
          </table:table-cell>
          <table:table-cell office:value-type="float" office:value="25.0138333333" calcext:value-type="float">
            <text:p>25,0138333333</text:p>
          </table:table-cell>
          <table:table-cell office:value-type="float" office:value="29.3228333333" calcext:value-type="float">
            <text:p>29,3228333333</text:p>
          </table:table-cell>
          <table:table-cell office:value-type="float" office:value="161.451595833" calcext:value-type="float">
            <text:p>161,451595833</text:p>
          </table:table-cell>
          <table:table-cell office:value-type="float" office:value="528.972512348" calcext:value-type="float">
            <text:p>528,972512348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0.101633358002" calcext:value-type="float">
            <text:p>0,101633358</text:p>
          </table:table-cell>
          <table:table-cell office:value-type="float" office:value="1.72736666997" calcext:value-type="float">
            <text:p>1,72736667</text:p>
          </table:table-cell>
          <table:table-cell office:value-type="float" office:value="0" calcext:value-type="float">
            <text:p>0</text:p>
          </table:table-cell>
          <table:table-cell office:value-type="float" office:value="0.023993668596" calcext:value-type="float">
            <text:p>0,0239936686</text:p>
          </table:table-cell>
          <table:table-cell office:value-type="float" office:value="37.35" calcext:value-type="float">
            <text:p>37,35</text:p>
          </table:table-cell>
          <table:table-cell office:value-type="float" office:value="44.5333333333" calcext:value-type="float">
            <text:p>44,5333333333</text:p>
          </table:table-cell>
          <table:table-cell office:value-type="float" office:value="371.025" calcext:value-type="float">
            <text:p>371,025</text:p>
          </table:table-cell>
          <table:table-cell office:value-type="float" office:value="1203.32933333" calcext:value-type="float">
            <text:p>1203,32933333</text:p>
          </table:table-cell>
          <table:table-cell office:value-type="float" office:value="49.62425" calcext:value-type="float">
            <text:p>49,62425</text:p>
          </table:table-cell>
          <table:table-cell office:value-type="float" office:value="55.7383333333" calcext:value-type="float">
            <text:p>55,7383333333</text:p>
          </table:table-cell>
          <table:table-cell office:value-type="float" office:value="570.739248333" calcext:value-type="float">
            <text:p>570,739248333</text:p>
          </table:table-cell>
          <table:table-cell office:value-type="float" office:value="2305.93466583" calcext:value-type="float">
            <text:p>2305,9346658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0.380542379315" calcext:value-type="float">
            <text:p>0,3805423793</text:p>
          </table:table-cell>
          <table:table-cell office:value-type="float" office:value="4.39971185943" calcext:value-type="float">
            <text:p>4,3997118594</text:p>
          </table:table-cell>
          <table:table-cell office:value-type="float" office:value="0" calcext:value-type="float">
            <text:p>0</text:p>
          </table:table-cell>
          <table:table-cell office:value-type="float" office:value="0.042594238055" calcext:value-type="float">
            <text:p>0,0425942381</text:p>
          </table:table-cell>
          <table:table-cell office:value-type="float" office:value="55.7288135593" calcext:value-type="float">
            <text:p>55,7288135593</text:p>
          </table:table-cell>
          <table:table-cell office:value-type="float" office:value="61.2542372881" calcext:value-type="float">
            <text:p>61,2542372881</text:p>
          </table:table-cell>
          <table:table-cell office:value-type="float" office:value="650.142372881" calcext:value-type="float">
            <text:p>650,142372881</text:p>
          </table:table-cell>
          <table:table-cell office:value-type="float" office:value="2717.00457627" calcext:value-type="float">
            <text:p>2717,00457627</text:p>
          </table:table-cell>
          <table:table-cell office:value-type="float" office:value="75.3989830508" calcext:value-type="float">
            <text:p>75,3989830508</text:p>
          </table:table-cell>
          <table:table-cell office:value-type="float" office:value="81.193559322" calcext:value-type="float">
            <text:p>81,193559322</text:p>
          </table:table-cell>
          <table:table-cell office:value-type="float" office:value="1002.81240169" calcext:value-type="float">
            <text:p>1002,81240169</text:p>
          </table:table-cell>
          <table:table-cell office:value-type="float" office:value="5228.65600793" calcext:value-type="float">
            <text:p>5228,6560079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16" calcext:value-type="float">
            <text:p>16</text:p>
          </table:table-cell>
          <table:table-cell office:value-type="float" office:value="1.04557627339" calcext:value-type="float">
            <text:p>1,0455762734</text:p>
          </table:table-cell>
          <table:table-cell office:value-type="float" office:value="9.73991524163" calcext:value-type="float">
            <text:p>9,7399152416</text:p>
          </table:table-cell>
          <table:table-cell office:value-type="float" office:value="0" calcext:value-type="float">
            <text:p>0</text:p>
          </table:table-cell>
          <table:table-cell office:value-type="float" office:value="0.0819737264261" calcext:value-type="float">
            <text:p>0,0819737264</text:p>
          </table:table-cell>
          <table:table-cell office:value-type="float" office:value="71.2881355932" calcext:value-type="float">
            <text:p>71,2881355932</text:p>
          </table:table-cell>
          <table:table-cell office:value-type="float" office:value="75.0169491525" calcext:value-type="float">
            <text:p>75,0169491525</text:p>
          </table:table-cell>
          <table:table-cell office:value-type="float" office:value="1184.88254237" calcext:value-type="float">
            <text:p>1184,88254237</text:p>
          </table:table-cell>
          <table:table-cell office:value-type="float" office:value="5083.45423729" calcext:value-type="float">
            <text:p>5083,45423729</text:p>
          </table:table-cell>
          <table:table-cell office:value-type="float" office:value="96.6503389831" calcext:value-type="float">
            <text:p>96,6503389831</text:p>
          </table:table-cell>
          <table:table-cell office:value-type="float" office:value="102.412372881" calcext:value-type="float">
            <text:p>102,412372881</text:p>
          </table:table-cell>
          <table:table-cell office:value-type="float" office:value="1831.54504661" calcext:value-type="float">
            <text:p>1831,54504661</text:p>
          </table:table-cell>
          <table:table-cell office:value-type="float" office:value="9859.05341055" calcext:value-type="float">
            <text:p>9859,0534105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2.8415833354" calcext:value-type="float">
            <text:p>2,8415833354</text:p>
          </table:table-cell>
          <table:table-cell office:value-type="float" office:value="33.0073666652" calcext:value-type="float">
            <text:p>33,0073666652</text:p>
          </table:table-cell>
          <table:table-cell office:value-type="float" office:value="0" calcext:value-type="float">
            <text:p>0</text:p>
          </table:table-cell>
          <table:table-cell office:value-type="float" office:value="0.145489830732" calcext:value-type="float">
            <text:p>0,1454898307</text:p>
          </table:table-cell>
          <table:table-cell office:value-type="float" office:value="93.0666666667" calcext:value-type="float">
            <text:p>93,0666666667</text:p>
          </table:table-cell>
          <table:table-cell office:value-type="float" office:value="97.9166666667" calcext:value-type="float">
            <text:p>97,9166666667</text:p>
          </table:table-cell>
          <table:table-cell office:value-type="float" office:value="1667.42183333" calcext:value-type="float">
            <text:p>1667,42183333</text:p>
          </table:table-cell>
          <table:table-cell office:value-type="float" office:value="7825.34783333" calcext:value-type="float">
            <text:p>7825,34783333</text:p>
          </table:table-cell>
          <table:table-cell office:value-type="float" office:value="124.704583333" calcext:value-type="float">
            <text:p>124,704583333</text:p>
          </table:table-cell>
          <table:table-cell office:value-type="float" office:value="131.888916667" calcext:value-type="float">
            <text:p>131,888916667</text:p>
          </table:table-cell>
          <table:table-cell office:value-type="float" office:value="2580.36781" calcext:value-type="float">
            <text:p>2580,36781</text:p>
          </table:table-cell>
          <table:table-cell office:value-type="float" office:value="15139.4729849" calcext:value-type="float">
            <text:p>15139,4729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.00.0000</text:date>, <text:time style:data-style-name="N2" text:time-value="09:51:55.0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1T09:53:47.206000000</dc:date>
    <meta:generator>LibreOffice/4.2.6.3$Windows_x86 LibreOffice_project/3fd416d4c6db7d3204c17ce57a1d70f6e531ee21</meta:generator>
    <meta:editing-duration>PT2M37S</meta:editing-duration>
    <meta:editing-cycles>8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5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0138333333">
                <text:p>25.0138333333</text:p>
                <draw:g>
                  <svg:desc>Sheet1.M2:Sheet1.M6</svg:desc>
                </draw:g>
              </table:table-cell>
              <table:table-cell office:value-type="float" office:value="29.3228333333">
                <text:p>29.3228333333</text:p>
                <draw:g>
                  <svg:desc>Sheet1.N2:Sheet1.N6</svg:desc>
                </draw:g>
              </table:table-cell>
              <table:table-cell office:value-type="float" office:value="161.451595833">
                <text:p>161.451595833</text:p>
                <draw:g>
                  <svg:desc>Sheet1.O2:Sheet1.O6</svg:desc>
                </draw:g>
              </table:table-cell>
              <table:table-cell office:value-type="float" office:value="528.972512348">
                <text:p>528.972512348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49.62425">
                <text:p>49.62425</text:p>
              </table:table-cell>
              <table:table-cell office:value-type="float" office:value="55.7383333333">
                <text:p>55.7383333333</text:p>
              </table:table-cell>
              <table:table-cell office:value-type="float" office:value="570.739248333">
                <text:p>570.739248333</text:p>
              </table:table-cell>
              <table:table-cell office:value-type="float" office:value="2305.93466583">
                <text:p>2305.93466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3989830508">
                <text:p>75.3989830508</text:p>
              </table:table-cell>
              <table:table-cell office:value-type="float" office:value="81.193559322">
                <text:p>81.193559322</text:p>
              </table:table-cell>
              <table:table-cell office:value-type="float" office:value="1002.81240169">
                <text:p>1002.81240169</text:p>
              </table:table-cell>
              <table:table-cell office:value-type="float" office:value="5228.65600793">
                <text:p>5228.65600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6.6503389831">
                <text:p>96.6503389831</text:p>
              </table:table-cell>
              <table:table-cell office:value-type="float" office:value="102.412372881">
                <text:p>102.412372881</text:p>
              </table:table-cell>
              <table:table-cell office:value-type="float" office:value="1831.54504661">
                <text:p>1831.54504661</text:p>
              </table:table-cell>
              <table:table-cell office:value-type="float" office:value="9859.05341055">
                <text:p>9859.0534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4.704583333">
                <text:p>124.704583333</text:p>
              </table:table-cell>
              <table:table-cell office:value-type="float" office:value="131.888916667">
                <text:p>131.888916667</text:p>
              </table:table-cell>
              <table:table-cell office:value-type="float" office:value="2580.36781">
                <text:p>2580.36781</text:p>
              </table:table-cell>
              <table:table-cell office:value-type="float" office:value="15139.4729849">
                <text:p>15139.4729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5.773cm" svg:y="1.275cm" chart:style-name="ch3">
          <text:p>lavirint, seerange=rows/5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8cm" svg:width="10.275cm" svg:height="4.674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0138333333">
                <text:p>25.0138333333</text:p>
                <draw:g>
                  <svg:desc>Sheet1.M2:Sheet1.M6</svg:desc>
                </draw:g>
              </table:table-cell>
              <table:table-cell office:value-type="float" office:value="29.3228333333">
                <text:p>29.3228333333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49.62425">
                <text:p>49.62425</text:p>
              </table:table-cell>
              <table:table-cell office:value-type="float" office:value="55.7383333333">
                <text:p>55.738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3989830508">
                <text:p>75.3989830508</text:p>
              </table:table-cell>
              <table:table-cell office:value-type="float" office:value="81.193559322">
                <text:p>81.193559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6.6503389831">
                <text:p>96.6503389831</text:p>
              </table:table-cell>
              <table:table-cell office:value-type="float" office:value="102.412372881">
                <text:p>102.412372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4.704583333">
                <text:p>124.704583333</text:p>
              </table:table-cell>
              <table:table-cell office:value-type="float" office:value="131.888916667">
                <text:p>131.88891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